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  <style:text-properties fo:language="en" fo:country="US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font-weight="bold" style:font-weight-asian="bold" fo:language="en" fo:country="US"/>
    </style:style>
    <style:style style:name="P4" style:parent-style-name="Обычный" style:family="paragraph">
      <style:text-properties fo:font-weight="bold" style:font-weight-asian="bold" fo:language="en" fo:country="US"/>
    </style:style>
    <style:style style:name="P5" style:parent-style-name="Обычный" style:family="paragraph">
      <style:text-properties fo:font-weight="bold" style:font-weight-asian="bold" fo:language="en" fo:country="US"/>
    </style:style>
    <style:style style:name="P6" style:parent-style-name="Обычный" style:family="paragraph">
      <style:text-properties fo:font-weight="bold" style:font-weight-asian="bold" fo:language="en" fo:country="US"/>
    </style:style>
    <style:style style:name="P7" style:parent-style-name="Обычный" style:family="paragraph">
      <style:text-properties fo:language="en" fo:country="US"/>
    </style:style>
    <style:style style:name="P8" style:parent-style-name="Обычный" style:family="paragraph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Gdgdag</text:p>
      <text:p text:style-name="P2">Sa</text:p>
      <text:p text:style-name="P3">Gas</text:p>
      <text:p text:style-name="P4">G</text:p>
      <text:p text:style-name="P5">S</text:p>
      <text:p text:style-name="P6">A</text:p>
      <text:p text:style-name="P7">G</text:p>
      <text:p text:style-name="P8">As</text:p>
      <text:p text:style-name="Обычный"><text:span text:style-name="T9">gasg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СНОВНЫЙ_ТЕКСТ" style:display-name="ОСНОВНЫЙ_ТЕКСТ" style:family="paragraph" style:parent-style-name="Обычный" style:auto-update="true">
      <style:paragraph-properties fo:text-align="justify" fo:line-height="100%"/>
      <style:text-properties style:font-name="Times New Roman" fo:font-size="14pt" style:font-size-asian="14pt" fo:hyphenate="false"/>
    </style:style>
    <style:style style:name="ОСНОВНЫЙ_ТЕКСТЗнак" style:display-name="ОСНОВНЫЙ_ТЕКСТ Знак" style:family="text" style:parent-style-name="Основнойшрифтабзаца">
      <style:text-properties style:font-name="Times New Roman" fo:font-size="14pt" style:font-size-asian="14pt"/>
    </style:style>
    <style:style style:name="Главы" style:display-name="Главы" style:family="paragraph" style:parent-style-name="Обычный" style:auto-update="true">
      <style:text-properties style:font-name="Arial" fo:font-weight="bold" style:font-weight-asian="bold" fo:font-size="16pt" style:font-size-asian="16pt" fo:hyphenate="false"/>
    </style:style>
    <style:style style:name="ГлавыЗнак" style:display-name="Главы Знак" style:family="text" style:parent-style-name="Основнойшрифтабзаца">
      <style:text-properties style:font-name="Arial" fo:font-weight="bold" style:font-weight-asian="bold" fo:font-size="16pt" style:font-size-asian="16pt"/>
    </style:style>
    <style:style style:name="Коды" style:display-name="Коды" style:family="paragraph" style:next-style-name="Обычный" style:list-style-name="LFO2">
      <style:paragraph-properties fo:text-align="justify" fo:line-height="100%" fo:margin-left="0.2479in" fo:text-indent="-0.2479in">
        <style:tab-stops>
          <style:tab-stop style:type="left" style:position="0.252in"/>
        </style:tab-stops>
      </style:paragraph-properties>
      <style:text-properties style:font-name="Courier New" fo:font-size="10pt" style:font-size-asian="10pt" fo:hyphenate="false"/>
    </style:style>
    <style:style style:name="КодыЗнак" style:display-name="Коды Знак" style:family="text" style:parent-style-name="Основнойшрифтабзаца">
      <style:text-properties style:font-name="Courier New" fo:font-size="10pt" style:font-size-asian="10pt"/>
    </style:style>
    <style:style style:name="Исх.Коды" style:display-name="Исх. Коды" style:family="paragraph" style:next-style-name="Обычный" style:auto-update="true">
      <style:paragraph-properties fo:text-align="justify" fo:margin-bottom="0in"/>
      <style:text-properties style:font-name="Courier New" fo:font-size="10pt" style:font-size-asian="10pt" fo:hyphenate="false"/>
    </style:style>
    <style:style style:name="Исх.КодыЗнак" style:display-name="Исх. Коды Знак" style:family="text" style:parent-style-name="Основнойшрифтабзаца">
      <style:text-properties style:font-name="Courier New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6461</meta:initial-creator>
    <dc:creator>a6461</dc:creator>
    <meta:creation-date>2018-05-24T19:26:00Z</meta:creation-date>
    <dc:date>2018-05-24T19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4" meta:character-count="31" meta:row-count="1" meta:non-whitespace-character-count="28"/>
  </office:meta>
</office:document-meta>
</file>